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number text:level="1" text:style-name="WW_CharLFO7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8">
      <text:list-level-style-number text:level="1" text:style-name="WW_CharLFO8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text:style-name="WW_CharLFO10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0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0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0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0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0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0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0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0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bullet text:level="1" text:style-name="WW_CharLFO11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Základnítext" style:family="paragraph">
      <style:text-properties fo:background-color="#FFFF00"/>
    </style:style>
    <style:style style:name="P18" style:parent-style-name="Příloha" style:family="paragraph">
      <style:text-properties fo:font-size="12pt" style:font-size-asian="12pt" style:font-size-complex="13pt"/>
    </style:style>
    <style:style style:name="P19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72/2019<text:bookmark-end text:name="Text14"/></text:p>
            <text:p text:style-name="Normální">KVOP-46605/2019<text:bookmark-end text:name="Text2"/></text:p>
            <text:p text:style-name="Normální"><text:bookmark-start text:name="Text6"/>14. 10. 2019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<text:bookmark-start text:name="Text8"/><text:s text:c="5"/><text:bookmark-end text:name="Text8"/></text:p>
            <text:p text:style-name="Normální">R. S.</text:p>
            <text:p text:style-name="Normální"/>
            <text:p text:style-name="Normální"/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</table:table-row>
      </table:table>
      <text:h text:style-name="Nadpis1" text:outline-level="1">Sdělení o poskytnutí informace<text:s/></text:h>
      <text:p text:style-name="Základnítext">Vážený pane S.,</text:p>
      <text:p text:style-name="Základnítext">dne 8. 10. 2019 byla do Kanceláře veřejného ochránce práv doručena Vaše žádost podle<text:s/>zákona<text:s/>č. 106/1999 Sb.,<text:s/>o svobodném přístupu<text:s/>k informacím,<text:s/>ve znění pozdějších předpisů, kterou žádáte<text:s/>o zaslání<text:s/>aktuálního sborníku stanovisek veřejného ochránce práv<text:s/>z roku 2019.</text:p>
      <text:p text:style-name="Základnítext">Ve smyslu zákona<text:s/>o svobodném přístupu<text:s/>k informacím<text:s/>Vám<text:s/><text:span text:style-name="Silné">informaci poskytuji</text:span><text:s/>a v příloze<text:s/>zasílám Sborník stanovisek veřejného ochránce práv – vězeňství<text:s/>II z roku<text:s/>2019.</text:p>
      <text:p text:style-name="Základnítext">S pozdravem</text:p>
      <text:p text:style-name="P17"/>
      <text:p text:style-name="podpis">Mgr. Petra Zdražilová</text:p>
      <text:p text:style-name="podpis">ředitelka právní sekce</text:p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18">Příloha</text:p>
      <text:p text:style-name="P19">Sborník stanovisek veřejného ochránce práv – vězeňství<text:s/>II<text:s/>(2019)</text:p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7LVL1" style:family="text">
      <style:text-properties style:font-name-complex="Times New Roman"/>
    </style:style>
    <style:style style:name="WW_CharLFO8LVL1" style:family="text">
      <style:text-properties style:font-name-complex="Times New Roman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10LVL2" style:family="text">
      <style:text-properties style:font-name-complex="Times New Roman"/>
    </style:style>
    <style:style style:name="WW_CharLFO10LVL3" style:family="text">
      <style:text-properties style:font-name-complex="Times New Roman"/>
    </style:style>
    <style:style style:name="WW_CharLFO10LVL4" style:family="text">
      <style:text-properties style:font-name-complex="Times New Roman"/>
    </style:style>
    <style:style style:name="WW_CharLFO10LVL5" style:family="text">
      <style:text-properties style:font-name-complex="Times New Roman"/>
    </style:style>
    <style:style style:name="WW_CharLFO10LVL6" style:family="text">
      <style:text-properties style:font-name-complex="Times New Roman"/>
    </style:style>
    <style:style style:name="WW_CharLFO10LVL7" style:family="text">
      <style:text-properties style:font-name-complex="Times New Roman"/>
    </style:style>
    <style:style style:name="WW_CharLFO10LVL8" style:family="text">
      <style:text-properties style:font-name-complex="Times New Roman"/>
    </style:style>
    <style:style style:name="WW_CharLFO10LVL9" style:family="text">
      <style:text-properties style:font-name-complex="Times New Roman"/>
    </style:style>
    <style:style style:name="WW_CharLFO11LVL1" style:family="text">
      <style:text-properties style:font-name="Wingdings"/>
    </style:style>
    <style:style style:name="WW_CharLFO11LVL2" style:family="text">
      <style:text-properties style:font-name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/>
    </style:style>
    <style:style style:name="WW_CharLFO1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number text:level="1" text:style-name="WW_CharLFO7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8">
      <text:list-level-style-number text:level="1" text:style-name="WW_CharLFO8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text:style-name="WW_CharLFO10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0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0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0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0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0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0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0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0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bullet text:level="1" text:style-name="WW_CharLFO11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3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9VPNX*</text:span>*KVOPX009VPNX*</text:p>
        <text:p text:style-name="P12"><text:span text:style-name="T13">KVOPX009VPNX</text:span>KVOPX009VPNX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19-10-15T10:56:00Z</meta:creation-date>
    <dc:date>2019-10-15T10:56:00Z</dc:date>
    <meta:print-date>2016-06-27T07:08:00Z</meta:print-date>
    <meta:template xlink:href="KVOP_dopis%20vedoucího" xlink:type="simple"/>
    <meta:editing-cycles>3</meta:editing-cycles>
    <meta:editing-duration>PT0S</meta:editing-duration>
    <meta:user-defined meta:name="ContentTypeId">0x010100D3A71DC738674B4893D02C4CA0E22FAC</meta:user-defined>
    <meta:document-statistic meta:page-count="1" meta:paragraph-count="1" meta:word-count="117" meta:character-count="811" meta:row-count="5" meta:non-whitespace-character-count="695"/>
  </office:meta>
</office:document-meta>
</file>